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Menlo-Regular" svg:font-family="Menlo-Regular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 fo:margin-left="0.5in">
        <style:tab-stops/>
      </style:paragraph-properties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 fo:margin-left="0.5in">
        <style:tab-stops/>
      </style:paragraph-properties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 fo:margin-left="0.5in">
        <style:tab-stops/>
      </style:paragraph-properties>
    </style:style>
    <style:style style:name="P10" style:parent-style-name="Standard" style:family="paragraph">
      <style:paragraph-properties fo:text-align="justify"/>
      <style:text-properties style:font-name="Menlo-Regular" fo:color="#000000" fo:font-size="11pt" style:font-size-asian="11pt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  <style:text-properties style:font-name="Menlo-Regular" fo:color="#000000" fo:font-size="11pt" style:font-size-asian="11pt"/>
    </style:style>
    <style:style style:name="P13" style:parent-style-name="Standard" style:family="paragraph">
      <style:paragraph-properties fo:text-align="justify"/>
      <style:text-properties style:font-name="Menlo-Regular" fo:color="#000000" fo:font-size="11pt" style:font-size-asian="11pt"/>
    </style:style>
    <style:style style:name="P14" style:parent-style-name="Standard" style:family="paragraph">
      <style:paragraph-properties fo:text-align="justify"/>
      <style:text-properties style:font-name="Menlo-Regular" fo:color="#000000" fo:font-size="11pt" style:font-size-asian="11pt"/>
    </style:style>
    <style:style style:name="P15" style:parent-style-name="Standard" style:family="paragraph">
      <style:paragraph-properties fo:text-align="justify" fo:text-indent="0.25in"/>
    </style:style>
    <style:style style:name="P16" style:parent-style-name="Standard" style:family="paragraph">
      <style:paragraph-properties fo:text-align="justify"/>
      <style:text-properties style:font-name="Menlo-Regular" fo:color="#000000" fo:font-size="11pt" style:font-size-asian="11pt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T19" style:parent-style-name="Fuentedepárrafopredeter." style:family="text">
      <style:text-properties style:font-name="Menlo-Regular" fo:color="#000000" fo:font-size="11pt" style:font-size-asian="11pt"/>
    </style:style>
    <style:style style:name="T20" style:parent-style-name="Fuentedepárrafopredeter." style:family="text">
      <style:text-properties style:font-name="Menlo-Regular" fo:color="#000000" fo:font-size="11pt" style:font-size-asian="11pt"/>
    </style:style>
    <style:style style:name="P21" style:parent-style-name="Standard" style:family="paragraph">
      <style:paragraph-properties fo:text-align="justify"/>
    </style:style>
  </office:automatic-styles>
  <office:body>
    <office:text text:use-soft-page-breaks="true">
      <text:p text:style-name="P1">LABORATORIO II – TANIA C. OBANDO S.</text:p>
      <text:p text:style-name="Standard"/>
      <text:p text:style-name="P2">CONSULTAS</text:p>
      <text:p text:style-name="P3"/>
      <text:list text:style-name="LFO1" text:continue-numbering="true">
        <text:list-item>
          <text:p text:style-name="P4">SELECT id,nombre,apellido FROM empleado;</text:p>
        </text:list-item>
      </text:list>
      <text:p text:style-name="P5"/>
      <text:list text:style-name="LFO1" text:continue-numbering="true">
        <text:list-item>
          <text:p text:style-name="P6">SELECT * FROM empleado JOIN banco USING (codBanco) WHERE banco.nombre='Davivienda' and<text:s/>empleado.apellido LIKE 'P%';</text:p>
        </text:list-item>
      </text:list>
      <text:p text:style-name="P7"/>
      <text:list text:style-name="LFO1" text:continue-numbering="true">
        <text:list-item>
          <text:p text:style-name="P8">SELECT DISTINCT fechaPago FROM pagonomina INNER JOIN empSucursal USING (idempleado) INNER JOIN sucursal USING (codsucursal) INNER JOIN ciudad USING (codciudad) WHERE ciudad.nombreciudad='Bogota';</text:p>
        </text:list-item>
      </text:list>
      <text:p text:style-name="P9"/>
      <text:list text:style-name="LFO1" text:continue-numbering="true">
        <text:list-item>
          <text:p text:style-name="P10">SELECT id,UPPER(apellido) as<text:s/>apellido,salario,sucursal.nombre as nombresucursal,UPPER (cargo.nombre) as nombrecargo FROM empleado INNER JOIN empSucursal ON empleado.id=empsucursal.idempleado INNER JOIN sucursal USING (codsucursal) INNER JOIN cargo USING (codcargo);</text:p>
        </text:list-item>
      </text:list>
      <text:p text:style-name="P11"/>
      <text:list text:style-name="LFO1" text:continue-numbering="true">
        <text:list-item>
          <text:p text:style-name="P12">SELECT right(empleado. apellido,5) FROM empleado where ciudadres IS NULL;</text:p>
        </text:list-item>
      </text:list>
      <text:p text:style-name="P13"/>
      <text:list text:style-name="LFO1" text:continue-numbering="true">
        <text:list-item>
          <text:p text:style-name="P14">SELECT apellido,direccion,nombreciudad FROM empleado LEFT JOIN ciudad ON empleado.ciudadres=ciudad.codciudad;</text:p>
        </text:list-item>
      </text:list>
      <text:p text:style-name="P15"/>
      <text:list text:style-name="LFO1" text:continue-numbering="true">
        <text:list-item>
          <text:p text:style-name="P16">SELECT nombre FROM banco WHERE nombre in (SELECT nombre FROM pagonomina INNER JOIN<text:s/>banco USING (codbanco));</text:p>
        </text:list-item>
      </text:list>
      <text:p text:style-name="P17"/>
      <text:list text:style-name="LFO1" text:continue-numbering="true">
        <text:list-item>
          <text:p text:style-name="P18"><text:span text:style-name="T19">SELECT DISTINCT id,apellido FROM empleado INNER JOIN pagonomina ON empleado.id=pagonomina.idempleado WHERE EXTRACT(YEAR FROM "fechapago")=2018 and EXISTS (SELECT id,apellido,EXTRACT(YEAR FROM "fechapago")!=2017 FROM empleado INNER</text:span><text:span text:style-name="T20"><text:s/>JOIN pagonomina ON empleado.id=pagonomina.idempleado);</text:span></text:p>
        </text:list-item>
      </text:list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Menlo-Regular" svg:font-family="Menlo-Regular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nvitado</meta:initial-creator>
    <dc:creator>Tania Cibeles Obando  Suarez</dc:creator>
    <meta:creation-date>2018-09-30T22:07:00Z</meta:creation-date>
    <dc:date>2018-09-30T22:10:00Z</dc:date>
    <meta:template xlink:href="Normal" xlink:type="simple"/>
    <meta:editing-cycles>4</meta:editing-cycles>
    <meta:editing-duration>PT60S</meta:editing-duration>
    <meta:document-statistic meta:page-count="1" meta:paragraph-count="2" meta:word-count="192" meta:character-count="1251" meta:row-count="8" meta:non-whitespace-character-count="1061"/>
  </office:meta>
</office:document-meta>
</file>